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82883"/>
    </style:style>
    <style:style style:name="T1" style:family="text">
      <style:text-properties officeooo:rsid="00082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ant !</text:p>
      <text:p text:style-name="P1">When ''they'' announce their candidacy, they have to get a license; In that process, the evaluation goes like this: </text:p>
      <text:p text:style-name="P2">Test / Eval<text:span text:style-name="T1">uation </text:span>for: 1.) basic decency; 2.) clinical narcissism; 3.) honorable conduct; 4.) knowledge of one specific subject with the depth of a professional in that subject; 5.) some <text:s/>knowledge of world affairs; 6.) basic law; <text:span text:style-name="T1">7.) basic Spirituality</text:span></text:p>
      <text:p text:style-name="P1"><text:s text:c="2"/>Failing that test disqualifies them from candidacy. The tests themselves and the examiners should be party neutral and independent. (like equal numbers / random selection) Enough dumb f#k$. Let's call this the </text:p>
      <text:p text:style-name="P1">'NoFakeLeader' princip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6:24:33.932671062</meta:creation-date>
    <dc:date>2022-11-14T16:28:46.276016220</dc:date>
    <meta:editing-duration>PT4M13S</meta:editing-duration>
    <meta:editing-cycles>1</meta:editing-cycles>
    <meta:document-statistic meta:table-count="0" meta:image-count="0" meta:object-count="0" meta:page-count="1" meta:paragraph-count="5" meta:word-count="95" meta:character-count="617" meta:non-whitespace-character-count="522"/>
    <meta:generator>LibreOffice/7.3.6.2$Linux_X86_64 LibreOffice_project/30$Build-2</meta:generator>
  </office:meta>
</office:document-meta>
</file>